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3.779cm" style:use-optimal-column-width="false"/>
    </style:style>
    <style:style style:name="co2" style:family="table-column">
      <style:table-column-properties style:column-width="3.811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4.127cm" style:use-optimal-column-width="false"/>
    </style:style>
    <style:style style:name="co5" style:family="table-column">
      <style:table-column-properties style:column-width="4.248cm" style:use-optimal-column-width="false"/>
    </style:style>
    <style:style style:name="co6" style:family="table-column">
      <style:table-column-properties style:column-width="4.337cm" style:use-optimal-column-width="false"/>
    </style:style>
    <style:style style:name="co7" style:family="table-column">
      <style:table-column-properties style:column-width="5.025cm" style:use-optimal-column-width="false"/>
    </style:style>
    <style:style style:name="co8" style:family="table-column">
      <style:table-column-properties style:column-width="5.583cm" style:use-optimal-column-width="false"/>
    </style:style>
    <style:style style:name="co9" style:family="table-column">
      <style:table-column-properties style:column-width="4.259cm" style:use-optimal-column-width="false"/>
    </style:style>
    <style:style style:name="co10" style:family="table-column">
      <style:table-column-properties style:column-width="6.234cm" style:use-optimal-column-width="false"/>
    </style:style>
    <style:style style:name="co11" style:family="table-column">
      <style:table-column-properties style:column-width="6.233cm" style:use-optimal-column-width="false"/>
    </style:style>
    <style:style style:name="co12" style:family="table-column">
      <style:table-column-properties style:column-width="6.246cm" style:use-optimal-column-width="false"/>
    </style:style>
    <style:style style:name="co13" style:family="table-column">
      <style:table-column-properties style:column-width="4.798cm" style:use-optimal-column-width="false"/>
    </style:style>
    <style:style style:name="co14" style:family="table-column">
      <style:table-column-properties style:column-width="4.797cm" style:use-optimal-column-width="false"/>
    </style:style>
    <style:style style:name="co15" style:family="table-column">
      <style:table-column-properties style:column-width="4.803cm" style:use-optimal-column-width="false"/>
    </style:style>
    <style:style style:name="co16" style:family="table-column">
      <style:table-column-properties style:column-width="4.806cm" style:use-optimal-column-width="false"/>
    </style:style>
    <style:style style:name="co17" style:family="table-column">
      <style:table-column-properties style:column-width="4.123cm" style:use-optimal-column-width="false"/>
    </style:style>
    <style:style style:name="co18" style:family="table-column">
      <style:table-column-properties style:column-width="4.119cm" style:use-optimal-column-width="false"/>
    </style:style>
    <style:style style:name="ro1" style:family="table-row">
      <style:table-row-properties style:row-height="2.185cm"/>
    </style:style>
    <style:style style:name="ro2" style:family="table-row">
      <style:table-row-properties style:row-height="2.309cm"/>
    </style:style>
    <style:style style:name="ro3" style:family="table-row">
      <style:table-row-properties style:row-height="2.314cm"/>
    </style:style>
    <style:style style:name="ro4" style:family="table-row">
      <style:table-row-properties style:row-height="2.064cm"/>
    </style:style>
    <style:style style:name="ro5" style:family="table-row">
      <style:table-row-properties style:row-height="2.181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  <style:text-properties fo:font-size="20pt" style:font-size-asian="20pt" style:font-size-complex="20pt"/>
    </style:style>
    <style:style style:name="ce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  <style:text-properties fo:color="#000000" fo:font-weight="normal" style:font-weight-asian="normal" style:font-weight-complex="normal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8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9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0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style:text-properties fo:color="#000000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line-height="93%" fo:text-align="end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3" style:family="text">
      <style:text-properties fo:color="#ffffff" fo:font-size="15pt" fo:language="zh" fo:country="TW" fo:font-weight="bold" style:font-size-asian="15pt" style:language-asian="zh" style:country-asian="TW" style:font-weight-asian="bold" style:font-size-complex="15pt" style:language-complex="zh" style:country-complex="TW" style:font-weight-complex="bold"/>
    </style:style>
    <style:style style:name="T4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color="#000000" style:font-name="AR PL UKai TW" fo:font-size="20pt" fo:language="zh" fo:country="TW" fo:font-weight="normal" style:font-name-asian="AR PL UKai TW" style:font-size-asian="20pt" style:language-asian="zh" style:country-asian="TW" style:font-weight-asian="normal" style:font-name-complex="AR PL UKai TW" style:font-size-complex="20pt" style:language-complex="zh" style:country-complex="TW" style:font-weight-complex="normal"/>
    </style:style>
    <style:style style:name="T8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9" style:family="text">
      <style:text-properties fo:color="#000000" style:font-name="AR PL UKai TW" fo:font-size="24pt" fo:language="zh" fo:country="TW" fo:font-weight="bold" style:font-name-asian="AR PL UKai TW" style:font-size-asian="24pt" style:language-asian="zh" style:country-asian="TW" style:font-weight-asian="bold" style:font-name-complex="AR PL UKai TW" style:font-size-complex="24pt" style:language-complex="zh" style:country-complex="TW" style:font-weight-complex="bold"/>
    </style:style>
    <style:style style:name="T10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14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20.163cm" svg:height="9.159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12/29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0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1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01/01</text:span></text:p>
                  </text:list-header>
                  <text:list-item>
                    <text:p text:style-name="P4"><text:span text:style-name="T2">(</text:span><text:span text:style-name="T3">二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6">
                <text:p text:style-name="P8"><text:span text:style-name="T7">吳志奮</text:span><text:span text:style-name="T7"><text:line-break/></text:span><text:span text:style-name="T7">醫師</text:span></text:p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六月份門診異動</text:span></text:p>
              </text:list-header>
            </text:list>
          </draw:text-box>
        </draw:frame>
        <draw:frame draw:style-name="standard" draw:layer="layout" svg:width="20.163cm" svg:height="9.202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6/1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7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8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吳志奮</text:span><text:span text:style-name="T5"><text:line-break/></text:span><text:span text:style-name="T5">醫師</text:span></text:p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/>
              <table:table-cell>
                <text:list text:style-name="L1">
                  <text:list-header>
                    <text:p text:style-name="P4"><text:span text:style-name="T2">2/15(</text:span><text:span text:style-name="T3">四</text:span><text:span text:style-name="T2">)</text:span></text:p>
                  </text:list-header>
                  <text:list-item>
                    <text:p text:style-name="P4"><text:span text:style-name="T2">除夕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16(</text:span><text:span text:style-name="T3">五</text:span><text:span text:style-name="T2">) ~ 2/20(</text:span><text:span text:style-name="T2">二</text:span><text:span text:style-name="T2">)</text:span></text:p>
                  </text:list-header>
                  <text:list-item>
                    <text:p text:style-name="P4"><text:span text:style-name="T2">初一 </text:span><text:span text:style-name="T2">~ </text:span><text:span text:style-name="T2">初五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21(</text:span><text:span text:style-name="T2">三</text:span><text:span text:style-name="T2">)</text:span></text:p>
                  </text:list-header>
                  <text:list-item>
                    <text:p text:style-name="P4"><text:span text:style-name="T2">初六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8">正常門診</text:span></text:p>
                  </text:list-header>
                </text:list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number-rows-spanned="3">
                <text:list text:style-name="L2">
                  <text:list-header>
                    <text:p text:style-name="P11"><text:span text:style-name="T9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10"/>
            <table:table-column table:style-name="co11"/>
            <table:table-column table:style-name="co12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1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5(</text:span><text:span text:style-name="T10">四</text:span><text:span text:style-name="T4">) ~</text:span></text:p>
                  </text:list-header>
                  <text:list-item>
                    <text:p text:style-name="P4"><text:span text:style-name="T4">1/29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 table:number-rows-spanned="3"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5" table:number-rows-spanned="3"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8">
              <table:table-cell/>
              <table:table-cell>
                <text:list text:style-name="L1">
                  <text:list-header>
                    <text:p text:style-name="P4"><text:span text:style-name="T4">7/4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7/5</text:span></text:p>
                    <text:p text:style-name="P4"><text:span text:style-name="T4">(</text:span><text:span text:style-name="T10">三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11">7/6</text:span></text:p>
                  </text:list-header>
                  <text:list-item>
                    <text:p text:style-name="P4"><text:span text:style-name="T4">(</text:span><text:span text:style-name="T4">四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9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10" table:number-columns-spanned="3" table:number-rows-spanned="3">
                <text:p text:style-name="P6">員工旅遊　休診３日</text:p>
              </table:table-cell>
              <table:covered-table-cell table:style-name="ce11"/>
              <table:covered-table-cell table:style-name="ce12"/>
            </table:table-row>
            <table:table-row table:style-name="ro5">
              <table:table-cell table:style-name="ce9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  <table:table-row table:style-name="ro5">
              <table:table-cell table:style-name="ce9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5/29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0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1(</text:span><text:span text:style-name="T10">三</text:span><text:span text:style-name="T4">) ~</text:span></text:p>
                  </text:list-header>
                  <text:list-item>
                    <text:p text:style-name="P4"><text:span text:style-name="T4">6/5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8">正常門診</text:span></text:p>
                  </text:list-header>
                </text:list>
              </table:table-cell>
              <table:table-cell>
                <text:p text:style-name="P11"><text:span text:style-name="T8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26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7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8(</text:span><text:span text:style-name="T10">六</text:span><text:span text:style-name="T4">) ~</text:span></text:p>
                  </text:list-header>
                  <text:list-item>
                    <text:p text:style-name="P4"><text:span text:style-name="T4">2/1(</text:span><text:span text:style-name="T4">三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8">正常門診</text:span></text:p>
                  </text:list-header>
                </text:list>
              </table:table-cell>
              <table:table-cell>
                <text:p text:style-name="P11"><text:span text:style-name="T8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11"><text:span text:style-name="T8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7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6" draw:style-name="gr5" draw:text-style-name="P14" draw:layer="layout" svg:width="9.111cm" svg:height="1.482cm" svg:x="11.884cm" svg:y="28.213cm">
            <text:list text:style-name="L1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7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606cm" svg:x="4.402cm" svg:y="4.361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9/15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6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7</text:span></text:p>
                    <text:p text:style-name="P4"><text:span text:style-name="T4">(</text:span><text:span text:style-name="T10">六</text:span><text:span text:style-name="T4">) 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8">正常門診</text:span></text:p>
                  </text:list-header>
                </text:list>
              </table:table-cell>
              <table:table-cell>
                <text:p text:style-name="P11"><text:span text:style-name="T8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8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8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59" draw:style-name="gr6" draw:text-style-name="P9" draw:layer="layout" svg:width="19.2cm" svg:height="2.505cm" svg:x="4.402cm" svg:y="12.863cm">
          <text:list text:style-name="L1">
            <text:list-header>
              <text:p text:style-name="P15"><text:span text:style-name="T13">2</text:span><text:span text:style-name="T14">月</text:span><text:span text:style-name="T13">6</text:span><text:span text:style-name="T14">日（六）～</text:span><text:span text:style-name="T13">2</text:span><text:span text:style-name="T14">月</text:span><text:span text:style-name="T13">14</text:span><text:span text:style-name="T14">日（日）休診</text:span><text:span text:style-name="T13"><text:line-break/></text:span><text:span text:style-name="T13">2</text:span><text:span text:style-name="T14">月</text:span><text:span text:style-name="T13">15</text:span><text:span text:style-name="T14">日</text:span><text:span text:style-name="T13">(</text:span><text:span text:style-name="T14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8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17"/>
            <table:table-column table:style-name="co18"/>
            <table:table-column table:style-name="co17"/>
            <table:table-column table:style-name="co18"/>
            <table:table-column table:style-name="co17"/>
            <table:table-row table:style-name="ro6" table:default-cell-style-name="ce1">
              <table:table-cell>
                <text:list text:style-name="L1">
                  <text:list-header>
                    <text:p text:style-name="P4"><text:span text:style-name="T4">6/9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0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1</text:span></text:p>
                    <text:p text:style-name="P4"><text:span text:style-name="T4">(</text:span><text:span text:style-name="T10">六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2</text:span></text:p>
                    <text:p text:style-name="P4"><text:span text:style-name="T4">(</text:span><text:span text:style-name="T10">日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3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</table:table-row>
            <table:table-row table:style-name="ro7" table:default-cell-style-name="ce1">
              <table:table-cell table:style-name="ce5" table:number-columns-spanned="5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9.svm" xlink:type="simple" xlink:show="embed" xlink:actuate="onLoad"/>
        </draw:frame>
        <draw:custom-shape draw:name="Text Box 59" draw:style-name="gr7" draw:text-style-name="P9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9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508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8-12-24T10:45:02.445206839</dc:date>
    <meta:editing-cycles>13</meta:editing-cycles>
    <meta:editing-duration>PT2H2M33S</meta:editing-duration>
    <meta:generator>LibreOffice/5.1.6.2$Linux_X86_64 LibreOffice_project/10m0$Build-2</meta:generator>
    <meta:document-statistic meta:object-count="75"/>
  </office:meta>
</office:document-meta>
</file>